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fo:color="#666666" fo:font-style="italic" fo:font-weight="bold" officeooo:rsid="002be78d" officeooo:paragraph-rsid="002be78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weight="bold" officeooo:rsid="001f2143" officeooo:paragraph-rsid="001f2143" style:font-weight-asian="bold" style:font-weight-complex="bold"/>
    </style:style>
    <style:style style:name="P3" style:family="paragraph" style:parent-style-name="Standard">
      <style:paragraph-properties fo:text-align="start" style:justify-single-word="false"/>
      <style:text-properties fo:font-weight="bold" officeooo:rsid="0027d4b4" officeooo:paragraph-rsid="0027d4b4" style:font-weight-asian="bold" style:font-weight-complex="bold"/>
    </style:style>
    <style:style style:name="P4" style:family="paragraph" style:parent-style-name="Standard">
      <style:paragraph-properties fo:text-align="start" style:justify-single-word="false"/>
      <style:text-properties fo:font-weight="normal" officeooo:rsid="001cef5e" officeooo:paragraph-rsid="001cef5e" style:font-weight-asian="normal" style:font-weight-complex="normal"/>
    </style:style>
    <style:style style:name="P5" style:family="paragraph" style:parent-style-name="Standard">
      <style:paragraph-properties fo:text-align="start" style:justify-single-word="false"/>
      <style:text-properties fo:font-weight="normal" officeooo:rsid="001d5651" officeooo:paragraph-rsid="001d5651" style:font-weight-asian="normal" style:font-weight-complex="normal"/>
    </style:style>
    <style:style style:name="P6" style:family="paragraph" style:parent-style-name="Standard">
      <style:paragraph-properties fo:text-align="start" style:justify-single-word="false"/>
      <style:text-properties fo:font-weight="normal" officeooo:rsid="001f2143" officeooo:paragraph-rsid="001f2143" style:font-weight-asian="normal" style:font-weight-complex="normal"/>
    </style:style>
    <style:style style:name="P7" style:family="paragraph" style:parent-style-name="Standard">
      <style:paragraph-properties fo:text-align="start" style:justify-single-word="false"/>
      <style:text-properties fo:font-weight="normal" officeooo:rsid="0024eafe" officeooo:paragraph-rsid="0024eafe" style:font-weight-asian="normal" style:font-weight-complex="normal"/>
    </style:style>
    <style:style style:name="P8" style:family="paragraph" style:parent-style-name="Standard">
      <style:paragraph-properties fo:text-align="start" style:justify-single-word="false"/>
      <style:text-properties fo:font-weight="normal" officeooo:rsid="0026ff94" officeooo:paragraph-rsid="0026ff94" style:font-weight-asian="normal" style:font-weight-complex="normal"/>
    </style:style>
    <style:style style:name="P9" style:family="paragraph" style:parent-style-name="Standard">
      <style:paragraph-properties fo:text-align="start" style:justify-single-word="false"/>
      <style:text-properties fo:font-weight="normal" officeooo:rsid="00273c95" officeooo:paragraph-rsid="001d5651" style:font-weight-asian="normal" style:font-weight-complex="normal"/>
    </style:style>
    <style:style style:name="P10" style:family="paragraph" style:parent-style-name="Standard">
      <style:paragraph-properties fo:text-align="start" style:justify-single-word="false"/>
      <style:text-properties fo:font-weight="normal" officeooo:rsid="00279327" officeooo:paragraph-rsid="00279327" style:font-weight-asian="normal" style:font-weight-complex="normal"/>
    </style:style>
    <style:style style:name="P11" style:family="paragraph" style:parent-style-name="Standard">
      <style:paragraph-properties fo:text-align="start" style:justify-single-word="false"/>
      <style:text-properties fo:font-weight="normal" officeooo:rsid="00279327" officeooo:paragraph-rsid="00248df2" style:font-weight-asian="normal" style:font-weight-complex="normal"/>
    </style:style>
    <style:style style:name="P12" style:family="paragraph" style:parent-style-name="Standard">
      <style:paragraph-properties fo:text-align="start" style:justify-single-word="false"/>
      <style:text-properties fo:font-weight="normal" officeooo:rsid="0027d4b4" officeooo:paragraph-rsid="0027d4b4" style:font-weight-asian="normal" style:font-weight-complex="normal"/>
    </style:style>
    <style:style style:name="P13" style:family="paragraph" style:parent-style-name="Standard">
      <style:paragraph-properties fo:text-align="start" style:justify-single-word="false"/>
      <style:text-properties fo:font-weight="normal" officeooo:rsid="0027d4b4" officeooo:paragraph-rsid="0024eafe"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21198e" officeooo:paragraph-rsid="0021198e"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officeooo:rsid="00248df2" officeooo:paragraph-rsid="00248df2"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019fd" officeooo:paragraph-rsid="002019fd"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f2143" officeooo:paragraph-rsid="0021198e" style:font-weight-asian="normal" style:font-weight-complex="normal"/>
    </style:style>
    <style:style style:name="P18" style:family="paragraph" style:parent-style-name="Standard">
      <style:paragraph-properties fo:text-align="start" style:justify-single-word="false"/>
      <style:text-properties fo:font-size="14pt" fo:font-weight="bold" officeooo:rsid="00273c95" officeooo:paragraph-rsid="001cef5e" style:font-size-asian="12.25pt" style:font-weight-asian="bold" style:font-size-complex="14pt" style:font-weight-complex="bold"/>
    </style:style>
    <style:style style:name="P19" style:family="paragraph" style:parent-style-name="Standard">
      <style:paragraph-properties fo:text-align="start" style:justify-single-word="false"/>
      <style:text-properties officeooo:paragraph-rsid="002d6b0b"/>
    </style:style>
    <style:style style:name="P20" style:family="paragraph" style:parent-style-name="Standard">
      <style:paragraph-properties fo:text-align="center" style:justify-single-word="false"/>
      <style:text-properties fo:font-size="12pt" fo:font-style="italic" fo:font-weight="bold" officeooo:rsid="002be78d" officeooo:paragraph-rsid="002be78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font-size="18pt" fo:font-weight="bold" officeooo:rsid="001cef5e" officeooo:paragraph-rsid="001cef5e"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2pt" fo:font-style="italic" fo:font-weight="bold" officeooo:rsid="002be78d" officeooo:paragraph-rsid="002d6b0b" style:font-size-asian="12pt" style:font-style-asian="italic" style:font-weight-asian="bold" style:font-size-complex="12pt" style:font-style-complex="italic" style:font-weight-complex="bold"/>
    </style:style>
    <style:style style:name="P23" style:family="paragraph" style:parent-style-name="Standard" style:list-style-name="L1">
      <style:paragraph-properties fo:text-align="start" style:justify-single-word="false"/>
      <style:text-properties officeooo:paragraph-rsid="001d5651"/>
    </style:style>
    <style:style style:name="P24" style:family="paragraph" style:parent-style-name="Standard" style:list-style-name="L2">
      <style:paragraph-properties fo:text-align="start" style:justify-single-word="false"/>
      <style:text-properties officeooo:paragraph-rsid="00248df2"/>
    </style:style>
    <style:style style:name="P25" style:family="paragraph" style:parent-style-name="Standard" style:list-style-name="L2">
      <style:paragraph-properties fo:text-align="start" style:justify-single-word="false"/>
      <style:text-properties officeooo:paragraph-rsid="0024e215"/>
    </style:style>
    <style:style style:name="P26" style:family="paragraph" style:parent-style-name="Standard">
      <style:paragraph-properties fo:text-align="start" style:justify-single-word="false"/>
      <style:text-properties officeooo:paragraph-rsid="00273c95"/>
    </style:style>
    <style:style style:name="P27" style:family="paragraph" style:parent-style-name="Standard">
      <style:paragraph-properties fo:text-align="start" style:justify-single-word="false"/>
      <style:text-properties officeooo:paragraph-rsid="00279327"/>
    </style:style>
    <style:style style:name="P28" style:family="paragraph" style:parent-style-name="Standard">
      <style:paragraph-properties fo:text-align="start" style:justify-single-word="false"/>
      <style:text-properties officeooo:paragraph-rsid="0021198e"/>
    </style:style>
    <style:style style:name="P29" style:family="paragraph" style:parent-style-name="Standard">
      <style:paragraph-properties fo:text-align="start" style:justify-single-word="false"/>
      <style:text-properties officeooo:paragraph-rsid="00317b24"/>
    </style:style>
    <style:style style:name="P30" style:family="paragraph" style:parent-style-name="Standard">
      <style:paragraph-properties fo:text-align="start" style:justify-single-word="false"/>
      <style:text-properties officeooo:paragraph-rsid="002968d1"/>
    </style:style>
    <style:style style:name="P31" style:family="paragraph" style:parent-style-name="Standard" style:list-style-name="L2">
      <style:paragraph-properties fo:text-align="start" style:justify-single-word="false"/>
      <style:text-properties fo:font-weight="normal" officeooo:rsid="00248df2" officeooo:paragraph-rsid="00248df2" style:font-weight-asian="normal" style:font-weight-complex="normal"/>
    </style:style>
    <style:style style:name="P32" style:family="paragraph" style:parent-style-name="Standard" style:list-style-name="L2">
      <style:paragraph-properties fo:text-align="start" style:justify-single-word="false"/>
      <style:text-properties fo:font-weight="bold" officeooo:rsid="00248df2" officeooo:paragraph-rsid="00248df2" style:font-weight-asian="bold" style:font-weight-complex="bold"/>
    </style:style>
    <style:style style:name="P33" style:family="paragraph" style:parent-style-name="Standard" style:list-style-name="L2">
      <style:paragraph-properties fo:text-align="start" style:justify-single-word="false"/>
      <style:text-properties fo:font-weight="bold" officeooo:rsid="00248df2" officeooo:paragraph-rsid="0024e215" style:font-weight-asian="bold" style:font-weight-complex="bold"/>
    </style:style>
    <style:style style:name="P34" style:family="paragraph" style:parent-style-name="Standard" style:list-style-name="L2">
      <style:paragraph-properties fo:text-align="start" style:justify-single-word="false"/>
      <style:text-properties fo:font-weight="bold" officeooo:rsid="0024e215" officeooo:paragraph-rsid="0024e215" style:font-weight-asian="bold" style:font-weight-complex="bold"/>
    </style:style>
    <style:style style:name="P35" style:family="paragraph" style:parent-style-name="Standard" style:list-style-name="L2">
      <style:paragraph-properties fo:text-align="start" style:justify-single-word="false"/>
      <style:text-properties officeooo:rsid="0024e215" officeooo:paragraph-rsid="0024e215"/>
    </style:style>
    <style:style style:name="T1" style:family="text">
      <style:text-properties style:text-underline-style="none"/>
    </style:style>
    <style:style style:name="T2" style:family="text">
      <style:text-properties style:text-underline-style="none" officeooo:rsid="001f2143"/>
    </style:style>
    <style:style style:name="T3" style:family="text">
      <style:text-properties style:text-underline-style="none" officeooo:rsid="0021198e"/>
    </style:style>
    <style:style style:name="T4" style:family="text">
      <style:text-properties style:text-underline-style="none" fo:font-weight="bold" officeooo:rsid="00273c95" style:font-weight-asian="bold" style:font-weight-complex="bold"/>
    </style:style>
    <style:style style:name="T5" style:family="text">
      <style:text-properties style:text-underline-style="none" officeooo:rsid="0027d4b4"/>
    </style:style>
    <style:style style:name="T6" style:family="text">
      <style:text-properties style:text-underline-style="none" officeooo:rsid="002968d1"/>
    </style:style>
    <style:style style:name="T7" style:family="text">
      <style:text-properties style:text-underline-style="none" officeooo:rsid="002b41f4"/>
    </style:style>
    <style:style style:name="T8" style:family="text">
      <style:text-properties style:text-underline-style="none" fo:font-weight="normal" officeooo:rsid="00273c95" style:font-weight-asian="normal" style:font-weight-complex="normal"/>
    </style:style>
    <style:style style:name="T9" style:family="text">
      <style:text-properties style:text-underline-style="none" fo:font-weight="normal" officeooo:rsid="002019fd" style:font-weight-asian="normal" style:font-weight-complex="normal"/>
    </style:style>
    <style:style style:name="T10" style:family="text">
      <style:text-properties style:text-underline-style="none" fo:font-weight="normal" officeooo:rsid="0027d4b4" style:font-weight-asian="normal" style:font-weight-complex="normal"/>
    </style:style>
    <style:style style:name="T11" style:family="text">
      <style:text-properties style:text-underline-style="none" fo:font-weight="normal" officeooo:rsid="00317b24" style:font-weight-asian="normal" style:font-weight-complex="normal"/>
    </style:style>
    <style:style style:name="T12" style:family="text">
      <style:text-properties style:text-underline-style="none" fo:font-weight="normal" officeooo:rsid="001f2143" style:font-weight-asian="normal" style:font-weight-complex="normal"/>
    </style:style>
    <style:style style:name="T13" style:family="text">
      <style:text-properties style:text-underline-style="none" fo:font-weight="normal" officeooo:rsid="002b41f4" style:font-weight-asian="normal" style:font-weight-complex="normal"/>
    </style:style>
    <style:style style:name="T14" style:family="text">
      <style:text-properties style:text-underline-style="none" fo:font-weight="normal" officeooo:rsid="002968d1" style:font-weight-asian="normal" style:font-weight-complex="normal"/>
    </style:style>
    <style:style style:name="T15" style:family="text">
      <style:text-properties style:text-underline-style="none" fo:font-weight="normal" officeooo:rsid="0021198e" style:font-weight-asian="normal" style:font-weight-complex="normal"/>
    </style:style>
    <style:style style:name="T16" style:family="text">
      <style:text-properties style:text-underline-style="none" fo:font-weight="normal" officeooo:rsid="00318bf3" style:font-weight-asian="normal" style:font-weight-complex="normal"/>
    </style:style>
    <style:style style:name="T17" style:family="text">
      <style:text-properties style:text-underline-style="none" officeooo:rsid="00317b24"/>
    </style:style>
    <style:style style:name="T18" style:family="text">
      <style:text-properties fo:font-size="14pt" fo:font-weight="bold" officeooo:rsid="00273c95" style:font-size-asian="12.25pt" style:font-weight-asian="bold" style:font-size-complex="14pt" style:font-weight-complex="bold"/>
    </style:style>
    <style:style style:name="T19" style:family="text">
      <style:text-properties fo:font-weight="bold" style:font-weight-asian="bold" style:font-weight-complex="bold"/>
    </style:style>
    <style:style style:name="T20" style:family="text">
      <style:text-properties fo:font-weight="bold" officeooo:rsid="00248df2" style:font-weight-asian="bold" style:font-weight-complex="bold"/>
    </style:style>
    <style:style style:name="T21" style:family="text">
      <style:text-properties fo:font-weight="bold" officeooo:rsid="0024e215" style:font-weight-asian="bold" style:font-weight-complex="bold"/>
    </style:style>
    <style:style style:name="T22" style:family="text">
      <style:text-properties fo:font-weight="bold" officeooo:rsid="00279327" style:font-weight-asian="bold" style:font-weight-complex="bold"/>
    </style:style>
    <style:style style:name="T23" style:family="text">
      <style:text-properties fo:font-weight="normal" officeooo:rsid="001d5651" style:font-weight-asian="normal" style:font-weight-complex="normal"/>
    </style:style>
    <style:style style:name="T24" style:family="text">
      <style:text-properties fo:font-weight="normal" officeooo:rsid="00273c95" style:font-weight-asian="normal" style:font-weight-complex="normal"/>
    </style:style>
    <style:style style:name="T25" style:family="text">
      <style:text-properties fo:font-weight="normal" officeooo:rsid="00279327" style:font-weight-asian="normal" style:font-weight-complex="normal"/>
    </style:style>
    <style:style style:name="T26" style:family="text">
      <style:text-properties fo:font-weight="normal" officeooo:rsid="002be78d" style:font-weight-asian="normal" style:font-weight-complex="normal"/>
    </style:style>
    <style:style style:name="T27" style:family="text">
      <style:text-properties fo:font-weight="normal" officeooo:rsid="002fd5e0" style:font-weight-asian="normal" style:font-weight-complex="normal"/>
    </style:style>
    <style:style style:name="T28" style:family="text">
      <style:text-properties fo:font-weight="normal" officeooo:rsid="001cef5e" style:font-weight-asian="normal" style:font-weight-complex="normal"/>
    </style:style>
    <style:style style:name="T29" style:family="text">
      <style:text-properties fo:font-weight="normal" officeooo:rsid="003136c8" style:font-weight-asian="normal" style:font-weight-complex="normal"/>
    </style:style>
    <style:style style:name="T30" style:family="text">
      <style:text-properties officeooo:rsid="001f2143"/>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officeooo:rsid="0027d4b4" style:font-style-asian="italic" style:font-style-complex="italic"/>
    </style:style>
    <style:style style:name="T33" style:family="text">
      <style:text-properties fo:font-style="italic" style:text-underline-style="none" officeooo:rsid="00273c95" style:font-style-asian="italic" style:font-style-complex="italic"/>
    </style:style>
    <style:style style:name="T34" style:family="text">
      <style:text-properties fo:font-style="italic" style:text-underline-style="none" officeooo:rsid="002968d1" style:font-style-asian="italic" style:font-style-complex="italic"/>
    </style:style>
    <style:style style:name="T35" style:family="text">
      <style:text-properties fo:font-style="italic" style:text-underline-style="none" fo:font-weight="normal" officeooo:rsid="0027d4b4" style:font-style-asian="italic" style:font-weight-asian="normal" style:font-style-complex="italic" style:font-weight-complex="normal"/>
    </style:style>
    <style:style style:name="T36" style:family="text">
      <style:text-properties fo:font-style="italic" style:text-underline-style="none" fo:font-weight="normal" officeooo:rsid="00317b24" style:font-style-asian="italic" style:font-weight-asian="normal" style:font-style-complex="italic" style:font-weight-complex="normal"/>
    </style:style>
    <style:style style:name="T37" style:family="text">
      <style:text-properties fo:font-style="italic" style:text-underline-style="none" fo:font-weight="normal" officeooo:rsid="001d5651" style:font-style-asian="italic" style:font-weight-asian="normal" style:font-style-complex="italic" style:font-weight-complex="normal"/>
    </style:style>
    <style:style style:name="T38" style:family="text">
      <style:text-properties fo:font-style="italic" style:text-underline-style="none" fo:font-weight="normal" officeooo:rsid="002019fd" style:font-style-asian="italic" style:font-weight-asian="normal" style:font-style-complex="italic" style:font-weight-complex="normal"/>
    </style:style>
    <style:style style:name="T39" style:family="text">
      <style:text-properties fo:font-style="italic" style:text-underline-style="none" fo:font-weight="normal" officeooo:rsid="00273c95" style:font-style-asian="italic" style:font-weight-asian="normal" style:font-style-complex="italic" style:font-weight-complex="normal"/>
    </style:style>
    <style:style style:name="T40" style:family="text">
      <style:text-properties fo:font-style="italic" style:text-underline-style="none" fo:font-weight="normal" officeooo:rsid="002968d1" style:font-style-asian="italic" style:font-weight-asian="normal" style:font-style-complex="italic" style:font-weight-complex="normal"/>
    </style:style>
    <style:style style:name="T41" style:family="text">
      <style:text-properties officeooo:rsid="0021198e"/>
    </style:style>
    <style:style style:name="T42" style:family="text">
      <style:text-properties officeooo:rsid="00273c95"/>
    </style:style>
    <style:style style:name="T43" style:family="text">
      <style:text-properties style:text-underline-style="solid" style:text-underline-width="auto" style:text-underline-color="font-color" fo:font-weight="bold" officeooo:rsid="00273c95" style:font-weight-asian="bold" style:font-weight-complex="bold"/>
    </style:style>
    <style:style style:name="T44" style:family="text">
      <style:text-properties style:text-underline-style="solid" style:text-underline-width="auto" style:text-underline-color="font-color" fo:font-weight="normal" officeooo:rsid="0027d4b4" style:font-weight-asian="normal" style:font-weight-complex="normal"/>
    </style:style>
    <style:style style:name="T45" style:family="text">
      <style:text-properties style:text-underline-style="solid" style:text-underline-width="auto" style:text-underline-color="font-color" fo:font-weight="normal" officeooo:rsid="002019fd" style:font-weight-asian="normal" style:font-weight-complex="normal"/>
    </style:style>
    <style:style style:name="T46" style:family="text">
      <style:text-properties style:text-underline-style="solid" style:text-underline-width="auto" style:text-underline-color="font-color" fo:font-weight="normal" officeooo:rsid="001f2143" style:font-weight-asian="normal" style:font-weight-complex="normal"/>
    </style:style>
    <style:style style:name="T47" style:family="text">
      <style:text-properties style:text-underline-style="solid" style:text-underline-width="auto" style:text-underline-color="font-color" fo:font-weight="normal" officeooo:rsid="00334de1" style:font-weight-asian="normal" style:font-weight-complex="normal"/>
    </style:style>
    <style:style style:name="T48" style:family="text">
      <style:text-properties style:text-underline-style="solid" style:text-underline-width="auto" style:text-underline-color="font-color" fo:font-weight="normal" officeooo:rsid="0021198e" style:font-weight-asian="normal" style:font-weight-complex="normal"/>
    </style:style>
    <style:style style:name="T49" style:family="text">
      <style:text-properties officeooo:rsid="00279327"/>
    </style:style>
    <style:style style:name="T50" style:family="text">
      <style:text-properties officeooo:rsid="0027d4b4"/>
    </style:style>
    <style:style style:name="T51" style:family="text">
      <style:text-properties officeooo:rsid="002968d1"/>
    </style:style>
    <style:style style:name="T52" style:family="text">
      <style:text-properties officeooo:rsid="002b41f4"/>
    </style:style>
    <style:style style:name="T53" style:family="text">
      <style:text-properties fo:font-size="12pt" fo:font-style="italic" fo:font-weight="bold" officeooo:rsid="002d6b0b" style:font-size-asian="12pt" style:font-style-asian="italic" style:font-weight-asian="bold" style:font-size-complex="12pt" style:font-style-complex="italic" style:font-weight-complex="bold"/>
    </style:style>
    <style:style style:name="T54" style:family="text">
      <style:text-properties fo:font-size="12pt" fo:font-style="italic" fo:font-weight="bold" officeooo:rsid="002d82fc" style:font-size-asian="12pt" style:font-style-asian="italic" style:font-weight-asian="bold" style:font-size-complex="12pt" style:font-style-complex="italic" style:font-weight-complex="bold"/>
    </style:style>
    <style:style style:name="T55" style:family="text">
      <style:text-properties officeooo:rsid="003136c8"/>
    </style:style>
    <style:style style:name="T56" style:family="text">
      <style:text-properties officeooo:rsid="00317b24"/>
    </style:style>
    <style:style style:name="T57" style:family="text">
      <style:text-properties officeooo:rsid="00318bf3"/>
    </style:style>
    <style:style style:name="T58" style:family="text">
      <style:text-properties officeooo:rsid="00334d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42">Game</text:span>: LOTTO</text:p>
      <text:p text:style-name="P19"><text:span text:style-name="T53">This project will be your first step in the world of coding complex software. Up to now you have been working on solving small problems using basic algorithms</text:span><text:span text:style-name="T54"> which were necessary in order to build the mentality of the algorithmic way of thinking and solving problems. Some of the algorithms you have written are even present in almost every software. But up to now, these have been nothing more than small building bricks. It is time to combine all these bricks and to build our first fully operational program … ladies and gentleman … this is the LOTTO game !</text:span></text:p>
      <text:p text:style-name="P22">Carefully read this file entirely before starting to code.</text:p>
      <text:p text:style-name="P20"/>
      <text:p text:style-name="P18">Start of the game</text:p>
      <text:p text:style-name="P26"><text:span text:style-name="T24">At the start the program asks the user to enter his name. Only if his name is correct (you choose yourself what the correct name is), you ask for a password. If both are correct, game starts.<text:line-break/>So if the name or password are incorrect the program exits </text:span><text:span text:style-name="T26">immediately.</text:span><text:span text:style-name="T24"><text:line-break/>Once the game start</text:span><text:span text:style-name="T27">s</text:span><text:span text:style-name="T24">, the program asks for an amount of money (in euros) </text:span><text:span text:style-name="T27">that</text:span><text:span text:style-name="T24"> the user wants to put in the game. That amount should be saved.</text:span><text:span text:style-name="T28"><text:line-break/><text:line-break/></text:span><text:span text:style-name="T18">Rules</text:span><text:span text:style-name="T28"><text:line-break/></text:span><text:span text:style-name="T24">The game is </text:span><text:span text:style-name="T27">a kind of </text:span><text:span text:style-name="T24">LOTTO </text:span><text:span text:style-name="T27">guessing game</text:span><text:span text:style-name="T24"> using virtual money. At the start of the game, a list of </text:span><text:span text:style-name="T29">5</text:span><text:span text:style-name="T24"> random numbers is generated. Each of those </text:span><text:span text:style-name="T29">5</text:span><text:span text:style-name="T24"> random numbers is a number between 1 and 30. Carefully make sure that </text:span><text:span text:style-name="T43">all</text:span><text:span text:style-name="T4"> </text:span><text:span text:style-name="T8">the</text:span><text:span text:style-name="T4"> </text:span><text:span text:style-name="T8">numbers</text:span><text:span text:style-name="T24"> of the list are different.</text:span><text:span text:style-name="T28"><text:line-break/></text:span></text:p>
      <text:p text:style-name="P9">Then you ask the user to input a first guess (number). You then check if the number is inside the list of the <text:span text:style-name="T55">5 </text:span>to guess numbers.</text:p>
      <text:list xml:id="list178030139" text:style-name="L1">
        <text:list-item>
          <text:p text:style-name="P23"><text:span text:style-name="T24">If the number is indeed present in the list, the user’s invested money gets </text:span><text:span text:style-name="T29">doubled </text:span><text:span text:style-name="T24">and you print “Congratulations, you have now still X numbers to guess. Your current amount is XXX euro”. Then you ask the user again to guess a number and you make the same verification again.</text:span><text:span text:style-name="T23"><text:line-break/></text:span><text:span text:style-name="T24">Caution! Every time a number is guessed that number should then be removed from the list. Otherwise we can guess the same number again and again and become millionaire.</text:span></text:p>
        </text:list-item>
        <text:list-item>
          <text:p text:style-name="P23"><text:span text:style-name="T24">But if the guessed number wasn’t present in the list, then </text:span><text:span text:style-name="T29">the user loses 10% of his money </text:span><text:span text:style-name="T24">and the program prints: “Fail ! You have now only XXX euro left, and you still need to guess X numbers.”. Then you ask again for an input etc.</text:span></text:p>
        </text:list-item>
      </text:list>
      <text:p text:style-name="P6"/>
      <text:p text:style-name="P26"><text:span text:style-name="T24">This fact of repeatedly asking the user to enter a new number again and again has to be repeated until either the user is bankrupt (no money anymore) or the </text:span><text:span text:style-name="T25">user </text:span><text:span text:style-name="T24">has found all the numbers.</text:span><text:span text:style-name="T25"><text:line-break/></text:span><text:span text:style-name="T29">Feel free and creative on the messages that you’d print to the user in case he wins/or loses the gam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Impl<text:span text:style-name="T49">e</text:span>m<text:span text:style-name="T49">e</text:span>ntation</text:p>
      <text:p text:style-name="P27"><text:span text:style-name="T25">You should open LOTTO1.py (with pycharm). This file contains the to be completed by you code for the game. I have given more details of what you need to do there. I also provided you some code already. This project is meant for you to understand the general structure through building on already existing resources. So carefully read the code and the comments. </text:span><text:span text:style-name="T29">In the next steps you’ll slowly have to build everything on your own.</text:span></text:p>
      <text:p text:style-name="P8"/>
      <text:p text:style-name="P10">The code is split in two parts:</text:p>
      <text:p text:style-name="P15">1) <text:span text:style-name="T49">THE NEEDED FUNCTIONS</text:span></text:p>
      <text:p text:style-name="P11">This part contains the functions needed for the algorithm. The first has been implemented by me, the rest is for you.</text:p>
      <text:list xml:id="list1345379104" text:style-name="L2">
        <text:list-item>
          <text:p text:style-name="P31"><text:span text:style-name="T19">generate_new_list()</text:span><text:line-break/>→ <text:span text:style-name="T49">This function returns a new list containing </text:span><text:span text:style-name="T55">5</text:span><text:span text:style-name="T49"> numbers from 1 to </text:span><text:span text:style-name="T55">3</text:span><text:span text:style-name="T49">0.</text:span></text:p>
          <text:p text:style-name="P31">→ <text:span text:style-name="T49">I have already implemented it, but you </text:span><text:span text:style-name="T22">absolutely have</text:span><text:span text:style-name="T49"> to understand it.</text:span></text:p>
        </text:list-item>
        <text:list-item>
          <text:p text:style-name="P32">value_is_in_list(<text:span text:style-name="T49">value</text:span>, l<text:span text:style-name="T49">st</text:span>)</text:p>
          <text:p text:style-name="P24"><text:span text:style-name="T20">→ </text:span><text:span text:style-name="T25">This function checks whether a given number is present in a given list. This is a boolean function. This means that it should return either True (if the number is present in the list) or False (if it’s not).</text:span></text:p>
        </text:list-item>
        <text:list-item>
          <text:p text:style-name="P33"><text:span text:style-name="T49">remove</text:span>_element_<text:span text:style-name="T49">from</text:span>_l<text:span text:style-name="T49">st</text:span>(element, l<text:span text:style-name="T49">st</text:span>)</text:p>
          <text:p text:style-name="P25"><text:span text:style-name="T20">→</text:span><text:span text:style-name="T21"> </text:span><text:span text:style-name="T25">This function returns a new list that contains all the elements of “lst”, except the one that is equal to the given element. You may assume that the given element will always be present in the given list lst.</text:span></text:p>
        </text:list-item>
        <text:list-item>
          <text:p text:style-name="P34">is_game_over(money, <text:span text:style-name="T49">lst</text:span>)</text:p>
          <text:p text:style-name="P35">→ <text:span text:style-name="T49">If there’s no money anymore, or the given list is empty, then this function should return True. Otherwise False.</text:span></text:p>
          <text:p text:style-name="P25"/>
        </text:list-item>
      </text:list>
      <text:p text:style-name="P15">2) <text:span text:style-name="T50">THE ALGORITHM</text:span></text:p>
      <text:p text:style-name="P7"><text:span text:style-name="T50">This part contains the most important function to implement ==&gt; the function </text:span><text:span text:style-name="T19">start_game()</text:span>.<text:line-break/><text:span text:style-name="T50">This function has no parameter. It allows only to launch the game using all the previously defind functions.</text:span></text:p>
      <text:p text:style-name="P13">But don’t worry. I have written a pseudo code for the implementation of this function. Pseudo code means lines of comments you write down explaining what your algorithm should do at every line without being dependent of a specific programming language. You just need to translate it correctly to python. But before translating … first understand how it works!</text:p>
      <text:p text:style-name="P5"/>
      <text:p text:style-name="P12">Only if you have really tried and you’re still struggling with start_game(), then you can open LOTTO2.py. That file contains the same as in LOTTO1.py except for the function start_game() that is already implemented. </text:p>
      <text:p text:style-name="P12">Remember than there is no universal way of implementing this function. So if your implementation is different than mine, than that’s completely normal.</text:p>
      <text:p text:style-name="P12"/>
      <text:p text:style-name="P12">Your time now ! Have fun coding !</text:p>
      <text:p text:style-name="P8"/>
      <text:p text:style-name="P8"/>
      <text:p text:style-name="P8"/>
      <text:p text:style-name="P8"/>
      <text:p text:style-name="P8"/>
      <text:p text:style-name="P8"/>
      <text:p text:style-name="P8"/>
      <text:p text:style-name="P8"/>
      <text:p text:style-name="P5"><text:soft-page-break/></text:p>
      <text:p text:style-name="P3">Example</text:p>
      <text:p text:style-name="P6"><text:span text:style-name="T50">Imagine I start the game and enter the name “Adam” and password 1234 (password can also be a string if you prefer). </text:span><text:line-break/><text:span text:style-name="T50">Then I put 1000 euros in the game.</text:span></text:p>
      <text:p text:style-name="P6"><text:span text:style-name="T50">Then imagine a generated list by the program</text:span>: [<text:span text:style-name="T52">1</text:span>2,15,<text:span text:style-name="T51">22</text:span>,<text:span text:style-name="T56">5,</text:span>9]</text:p>
      <text:p text:style-name="P6"/>
      <text:p text:style-name="P28"><text:span text:style-name="T44">First guess</text:span><text:span text:style-name="T45">:</text:span><text:span text:style-name="T9"> </text:span><text:span text:style-name="T10">Number </text:span><text:span text:style-name="T11">9</text:span><text:span text:style-name="T9"><text:line-break/>→ </text:span><text:span text:style-name="T10">That number is present in the list, the program prints: </text:span><text:span text:style-name="T35">“Congratulations, you now have only </text:span><text:span text:style-name="T36">4</text:span><text:span text:style-name="T35"> numbers to guess, your cash is now </text:span><text:span text:style-name="T36">2000</text:span><text:span text:style-name="T35"> euros”.</text:span><text:span text:style-name="T9"><text:line-break/></text:span><text:span text:style-name="T10">The list now needs to remove the number </text:span><text:span text:style-name="T11">9</text:span><text:span text:style-name="T10"> and becomes:</text:span><text:span text:style-name="T9"> </text:span><text:span text:style-name="T12">[</text:span><text:span text:style-name="T13">1</text:span><text:span text:style-name="T12">2,15,</text:span><text:span text:style-name="T14">2</text:span><text:span text:style-name="T15">2,</text:span><text:span text:style-name="T11">5]</text:span><text:span text:style-name="T9"><text:line-break/></text:span></text:p>
      <text:p text:style-name="P29"><text:span text:style-name="T44">Guess</text:span><text:span text:style-name="T45"> 2</text:span><text:span text:style-name="T9">: 1<text:line-break/></text:span><text:span text:style-name="T38">→ “</text:span><text:span text:style-name="T39">Fail ! You have now only </text:span><text:span text:style-name="T36">1800</text:span><text:span text:style-name="T39"> euro</text:span><text:span text:style-name="T40">s</text:span><text:span text:style-name="T39"> left, and you still need to guess </text:span><text:span text:style-name="T36">4</text:span><text:span text:style-name="T39"> numbers.”</text:span></text:p>
      <text:p text:style-name="P29"><text:span text:style-name="T38">(</text:span><text:span text:style-name="T35">Because 1/10 of </text:span><text:span text:style-name="T36">2</text:span><text:span text:style-name="T35">000 is </text:span><text:span text:style-name="T36">2</text:span><text:span text:style-name="T35">00. So </text:span><text:span text:style-name="T36">2</text:span><text:span text:style-name="T35">000-</text:span><text:span text:style-name="T36">2</text:span><text:span text:style-name="T35">00 = 1</text:span><text:span text:style-name="T36">8</text:span><text:span text:style-name="T35">00)</text:span><text:span text:style-name="T9"><text:line-break/></text:span><text:span text:style-name="T10">The list </text:span><text:span text:style-name="T11">remains</text:span><text:span text:style-name="T9">: </text:span><text:span text:style-name="T12">[</text:span><text:span text:style-name="T13">1</text:span><text:span text:style-name="T12">2,15,</text:span><text:span text:style-name="T14">2</text:span><text:span text:style-name="T15">2,</text:span><text:span text:style-name="T11">5]</text:span></text:p>
      <text:p text:style-name="P16"/>
      <text:p text:style-name="P28"><text:span text:style-name="T44">Guess</text:span><text:span text:style-name="T45"> 3:</text:span><text:span text:style-name="T9"> </text:span><text:span text:style-name="T11">9</text:span><text:span text:style-name="T9"><text:line-break/></text:span><text:span text:style-name="T10">This number has already been guessed and is therefore not present in the list anymore.</text:span><text:span text:style-name="T9"><text:line-break/>→ “</text:span><text:span text:style-name="T39">Fail ! You have now only </text:span><text:span text:style-name="T36">1620</text:span><text:span text:style-name="T39"> euro</text:span><text:span text:style-name="T40">s</text:span><text:span text:style-name="T39"> left, and you still need to guess </text:span><text:span text:style-name="T36">4</text:span><text:span text:style-name="T39"> numbers.”</text:span><text:span text:style-name="T9"><text:line-break/></text:span><text:span text:style-name="T14">The list </text:span><text:span text:style-name="T16">remains</text:span><text:span text:style-name="T9">: </text:span><text:span text:style-name="T12">[</text:span><text:span text:style-name="T13">1</text:span><text:span text:style-name="T12">2,15,</text:span><text:span text:style-name="T14">2</text:span><text:span text:style-name="T15">2,</text:span><text:span text:style-name="T11">5</text:span><text:span text:style-name="T12">]</text:span></text:p>
      <text:p text:style-name="P16"/>
      <text:p text:style-name="P28"><text:span text:style-name="T47">Guess</text:span><text:span text:style-name="T45"> </text:span><text:span text:style-name="T48">4</text:span><text:span text:style-name="T45">:</text:span><text:span text:style-name="T9"> </text:span><text:span text:style-name="T15">9</text:span><text:span text:style-name="T9">7</text:span></text:p>
      <text:p text:style-name="P28"><text:span text:style-name="T14">Even if the number is not between 1 and 30, he loses his guess and </text:span><text:span text:style-name="T11">10%</text:span><text:span text:style-name="T14"> of his money is gone.</text:span></text:p>
      <text:p text:style-name="P30"><text:span text:style-name="T9">→ </text:span><text:span text:style-name="T38">“</text:span><text:span text:style-name="T39">Fail ! You have now only </text:span><text:span text:style-name="T36">1458</text:span><text:span text:style-name="T39"> euro</text:span><text:span text:style-name="T40">s</text:span><text:span text:style-name="T39"> left, and you still need to guess </text:span><text:span text:style-name="T36">4</text:span><text:span text:style-name="T39"> numbers.”</text:span><text:span text:style-name="T9"><text:line-break/></text:span><text:span text:style-name="T16">The </text:span><text:span text:style-name="T11">list</text:span><text:span text:style-name="T9"> </text:span><text:span text:style-name="T16">remains</text:span><text:span text:style-name="T9">: </text:span><text:span text:style-name="T12">[</text:span><text:span text:style-name="T13">1</text:span><text:span text:style-name="T12">2,15,</text:span><text:span text:style-name="T13">2</text:span><text:span text:style-name="T15">2,</text:span><text:span text:style-name="T11">5</text:span><text:span text:style-name="T12">]<text:line-break/></text:span></text:p>
      <text:p text:style-name="P30"><text:span text:style-name="T47">Guess</text:span><text:span text:style-name="T46"> 5:</text:span><text:span text:style-name="T12"> </text:span><text:span text:style-name="T11">15</text:span><text:span text:style-name="T12"><text:line-break/>→ </text:span><text:span text:style-name="T35">“Congratulations, you now have only </text:span><text:span text:style-name="T36">3</text:span><text:span text:style-name="T35"> numbers to guess, your cash is now </text:span><text:span text:style-name="T36">2916</text:span><text:span text:style-name="T35"> euros”</text:span><text:span text:style-name="T12"><text:line-break/></text:span><text:span text:style-name="T16">The </text:span><text:span text:style-name="T12">list </text:span><text:span text:style-name="T14">becomes</text:span><text:span text:style-name="T12">: [</text:span><text:span text:style-name="T13">1</text:span><text:span text:style-name="T12">2,</text:span><text:span text:style-name="T11">22,5</text:span><text:span text:style-name="T12">]</text:span></text:p>
      <text:p text:style-name="P17"/>
      <text:p text:style-name="P17"/>
      <text:p text:style-name="P14"><text:span text:style-name="T2">E</text:span><text:span text:style-name="T1">tc. Etc. </text:span><text:span text:style-name="T6">The user can guess multiple times until he has no money or no numbers to guess anymore.</text:span></text:p>
      <text:p text:style-name="P28"><text:span text:style-name="T15"><text:line-break/></text:span><text:span text:style-name="T14">You’ll understand that </text:span><text:span text:style-name="T11">this game is not a simulation of any realistic guessing machine :p</text:span><text:span text:style-name="T14">. It’s just for the purpose of learning, we’re not developing any </text:span><text:span text:style-name="T11">real </text:span><text:span text:style-name="T14">lotto syst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fo:font-style="italic" fo:font-weight="bold" officeooo:rsid="002be78d" officeooo:paragraph-rsid="002be78d" style:font-style-asian="italic" style:font-weight-asian="bold"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dam El M’Rabet<text:tab/>IMSAL Python Crash Course<text:tab/>28/10/2020</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3T07:33:21.976856412</meta:creation-date>
    <dc:date>2020-11-11T18:13:38.924199645</dc:date>
    <meta:editing-duration>P1DT15H44M53S</meta:editing-duration>
    <meta:editing-cycles>9</meta:editing-cycles>
    <meta:generator>LibreOffice/6.4.6.2$Linux_X86_64 LibreOffice_project/40$Build-2</meta:generator>
    <meta:document-statistic meta:table-count="0" meta:image-count="0" meta:object-count="0" meta:page-count="3" meta:paragraph-count="43" meta:word-count="1147" meta:character-count="6310" meta:non-whitespace-character-count="5209"/>
  </office:meta>
</office:document-meta>
</file>